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yleEnhancer/dialog-lb.xml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script-lb.xml"/>
  <manifest:file-entry manifest:media-type="text/xml" manifest:full-path="Basic/StyleEnhancer/styleenhancer.xml"/>
  <manifest:file-entry manifest:media-type="text/xml" manifest:full-path="Basic/StyleEnhancer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lfios" svg:font-family="Alfios"/>
    <style:font-face style:name="GaramondNo8" svg:font-family="GaramondNo8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lfios" svg:font-family="Alfios"/>
    <style:font-face style:name="GaramondNo8" svg:font-family="GaramondNo8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GaramondNo8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GaramondNo8" fo:font-size="12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lfios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lfios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fios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5:28:24</meta:creation-date>
    <meta:generator>OpenOffice.org/3.4.1$Unix OpenOffice.org_project/341m1$Build-9593</meta:generator>
    <dc:date>2013-02-16T15:59:34</dc:date>
    <meta:editing-duration>PT20M</meta:editing-duration>
    <meta:editing-cycles>8</meta:editing-cycles>
    <meta:document-statistic meta:table-count="0" meta:image-count="0" meta:object-count="0" meta:page-count="1" meta:paragraph-count="0" meta:word-count="0" meta:character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tyleEnhancer/script-lb.xml><?xml version="1.0" encoding="utf-8"?>
<!DOCTYPE library  PUBLIC '-//OpenOffice.org//DTD OfficeDocument 1.0//EN'  'library.dtd'>
<library:library xmlns:library="http://openoffice.org/2000/library" library:name="StyleEnhancer" library:readonly="false" library:passwordprotected="false">
  <library:element library:name="styleenhancer"/>
</library:library>
</file>

<file path=Basic/StyleEnhancer/styleenhancer.xml><?xml version="1.0" encoding="utf-8"?>
<!DOCTYPE module  PUBLIC '-//OpenOffice.org//DTD OfficeDocument 1.0//EN'  'module.dtd'>
<script:module xmlns:script="http://openoffice.org/2000/script" script:name="styleenhancer" script:language="StarBasic">Option Explicit

sub UpdateDocumentLayout()

  dim theCurrentDocument as Object

  theCurrentDocument = ThisComponent

  theCurrentDocument.reFormat

end sub

function getFirstStringWithGivenStyle()

end function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StyleEnhancer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StyleEnhancer/dialog-lb.xml><?xml version="1.0" encoding="utf-8"?>
<!DOCTYPE library  PUBLIC '-//OpenOffice.org//DTD OfficeDocument 1.0//EN'  'library.dtd'>
<library:library xmlns:library="http://openoffice.org/2000/library" library:name="StyleEnhancer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StyleEnhancer" library:link="false"/>
</library:libraries>
</file>